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94a38"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in" fo:margin-right="0in" fo:text-align="center" style:justify-single-word="false" fo:text-indent="0in" style:auto-text-indent="false"/>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in"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fo:margin-top="0in" fo:margin-bottom="0.0835in" loext:contextual-spacing="false" fo:text-align="justify" style:justify-single-word="false"/>
      <style:text-properties fo:language="en" fo:country="US"/>
    </style:style>
    <style:style style:name="P150"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3" style:family="paragraph" style:parent-style-name="Heading_20_1">
      <style:paragraph-properties fo:margin-left="0in" fo:margin-right="0in" fo:text-align="center" style:justify-single-word="false" fo:text-indent="0.1965in"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125533"/>
    </style:style>
    <style:style style:name="T79" style:family="text">
      <style:text-properties officeooo:rsid="00163aeb"/>
    </style:style>
    <style:style style:name="T80" style:family="text">
      <style:text-properties officeooo:rsid="00194a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4"/>
      <text:h text:style-name="P15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4" text:outline-level="2">3. Норф</text:h>
      <text:p text:style-name="P82"/>
      <text:p text:style-name="P22">Глава IV. Пределы магии</text:p>
      <text:p text:style-name="P19"/>
      <text:p text:style-name="P22">Вашему покорному слуге известны четыре предела магии: </text:p>
      <text:p text:style-name="P22"/>
      <text:list xml:id="list1178036822699548413" text:style-name="L1">
        <text:list-item>
          <text:p text:style-name="P152"><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text:soft-page-break/></text:p>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text:span><text:soft-page-break/><text:span text:style-name="T74">это силища! Ура!!! </text:span><text:span text:style-name="T75">Сила уходит бесконтрольно. Нужно прервать урок. Нет! Нет! О-О-О-О-О, НЕ-Е-Е-Е-Е-Т!!!</text:span></text:p>
      <text:p text:style-name="P74"/>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4">Ох, нет! Нет-нет-нет!!!</text:p>
      <text:p text:style-name="P74"/>
      <text:p text:style-name="P74">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60"/>
      <text:p text:style-name="P60">– Эй, мужик, тебе плохо?</text:p>
      <text:p text:style-name="P60"><text:soft-page-break/>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2"/>
      <text:p text:style-name="P60">~~~ Завтра на семь в библиотеке. Селестия ~~~</text:p>
      <text:p text:style-name="P60"/>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text:soft-page-break/></text:p>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oft-page-break/><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oft-page-break/><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82"/>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soft-page-break/>~~~</text:p>
      <text:p text:style-name="P61"/>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60">Дата: 12.04.<text:span text:style-name="T11">2142</text:span> А.С.</text:p>
      <text:p text:style-name="P60">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3">~~~</text:p>
      <text:p text:style-name="P43"/>
      <text:p text:style-name="P60"><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 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3">~~~</text:p>
      <text:p text:style-name="P43"/>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text:soft-page-break/>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3">***</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3"><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3">***</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text:span text:style-name="T78">развела копытами</text:span>.</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text:span text:style-name="T79">ног</text:span>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л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2">Я вздохнул. Из-за меня страдала пегаска, мой единственный друг в последние дни. <text:span text:style-name="T80">Пегасы явно не были заточены на таскание земных повозок:</text:span> <text:span text:style-name="T80">д</text:span>ля <text:span text:style-name="T80">Дэш</text:span> тащить фургон было всё равно что для меня плыть по асфальту. Но лучшего способа передвижения мы так и не придумали. Железная дорога была для нас <text:soft-page-break/>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text:soft-page-break/>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3">***</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3">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text:soft-page-break/>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Не знаю, зачем я перед тобой оправдываюсь? Ладно.</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1"/>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text:soft-page-break/>«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text:soft-page-break/>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1">24пн</text:p>
      <text:p text:style-name="P71">15</text:p>
      <text:p text:style-name="P51"><text:span text:style-name="T24">1</text:span>»</text:p>
      <text:p text:style-name="P51"/>
      <text:p text:style-name="P51"><text:soft-page-break/>–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1"/>
      <text:p text:style-name="P51"><text:soft-page-break/>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text:soft-page-break/>–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text:soft-page-break/>–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text:soft-page-break/></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text:soft-page-break/>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text:soft-page-break/>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Ано-о-он! Ано-о-он! Ано-о-он!</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text:soft-page-break/>–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1"><text:soft-page-break/><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Пегаска густо покраснела.</text:p>
      <text:p text:style-name="P54"/>
      <text:p text:style-name="P53">***</text:p>
      <text:p text:style-name="P51"/>
      <text:p text:style-name="P51">Два дня спустя…</text:p>
      <text:p text:style-name="P51"/>
      <text:p text:style-name="P51">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вал припасы.</text:p>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4">– Ну что, отправляемся? – Дэш свесилась с носа, глядя в зеленоватую воду. – Как лодку назовёшь, кэп?</text:p>
      <text:p text:style-name="P54">– «Две банки». – буркнул я.</text:p>
      <text:p text:style-name="P39"/>
      <text:p text:style-name="P39">…</text:p>
      <text:p text:style-name="P39"/>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text:soft-page-break/>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61">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4"/>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text:soft-page-break/>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oft-page-break/><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4"/>
      <text:h text:style-name="Heading_20_2" text:outline-level="2">19. <text:span text:style-name="T1">Понивилль. Фейс-контроль </text:span></text:h>
      <text:p text:style-name="P39"/>
      <text:p text:style-name="P54">«<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4">Скальпель с огромной скоростью метнулся ко мне.</text:p>
      <text:p text:style-name="P54"><text:span text:style-name="T11">– </text:span>А-А-А-А-А-А!</text:p>
      <text:p text:style-name="P54">Вжик-вжик-вжик!</text:p>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 хи-хи.</text:p>
      <text:p text:style-name="P54">Невесть откуда взявшийся фотоаппарат сделал несколько снимков моего естества в разных ракурсах.</text:p>
      <text:p text:style-name="P54"><text:soft-page-break/><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абсолютно в этом уверена!</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4"><text:span text:style-name="T11">–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1">– </text:span>А-А-А-А-А-А!!!</text:p>
      <text:p text:style-name="P54"/>
      <text:p text:style-name="P55">***</text:p>
      <text:p text:style-name="P55"><text:soft-page-break/></text:p>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резонансное заклинание так среагирует на…</text:p>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oft-page-break/><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Я прыгал на одной ноге, натягивая джинсы.</text:p>
      <text:p text:style-name="P54"><text:span text:style-name="T11">– </text:span>Они лежали в нагрудном кармане рубашки.</text:p>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1">– </text:span>Вот, прибрался малёхо. Но с потолка сажу ещё не успел счистить, там стремянка нужна.</text:p>
      <text:p text:style-name="P54"><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1">– </text:span>Отпустите. Я уже правильный. <text:span text:style-name="T11">–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Кобылки</text:span>,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1">– </text:span>Шесть! Пять! Четыре! Три! Флатти,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20. В<text:span text:style-name="T1">еликое Откровение</text:span></text:h>
      <text:p text:style-name="P39"/>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далёкую вершину.</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правляюсь через пропасть.</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1">– </text:span>Открой балкон. Мы призвали Найтмэр, чтобы подольше продержаться. Этой сучке из племени виндиго нужен ветер.</text:p>
      <text:p text:style-name="P54"><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1">– </text:span>Но что в Нашей власти — так это вышвырнуть тебя отсюда!</text:p>
      <text:p text:style-name="P54">Я снова отступаю. Я помню, что балкон метра три в ширину и без перил. И хоть я осознаю, что это сон, мне страшно до онемения.</text:p>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1">– </text:span>Кимеринн погиб, чтобы ты жил.</text:p>
      <text:p text:style-name="P54">Шаг назад.</text:p>
      <text:p text:style-name="P54"><text:span text:style-name="T11">– </text:span>Сел осталась без магии и развоплотилась из-за тебя.</text:p>
      <text:p text:style-name="P54">Шаг назад.</text:p>
      <text:p text:style-name="P54"><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сине-зелёную мглу, усыпанную звёздами.</text:p>
      <text:p text:style-name="P54"/>
      <text:p text:style-name="P54">…</text:p>
      <text:p text:style-name="P39"/>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Я киваю ей в ответ. Мне понятно, почему.</text:p>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1">– </text:span>Ну што? Увидел што-нибудь, сахарок?</text:p>
      <text:p text:style-name="P54">Пони уставились на меня с надеждой.</text:p>
      <text:p text:style-name="P54"><text:span text:style-name="T11">– </text:span>Да.</text:p>
      <text:p text:style-name="P54">Откровение давило на психику как тонна кирпичей. Я не знал, что им сказать. Я не мог.</text:p>
      <text:p text:style-name="P54"><text:span text:style-name="T11">– П</text:span>ревосходно!</text:p>
      <text:p text:style-name="P54"><text:span text:style-name="T11">– </text:span>Это просто супер-дупер-здоровски-потрясно!</text:p>
      <text:p text:style-name="P54"><text:soft-page-break/><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1">– </text:span>Конски яблоки! Вот это поворот! А мне так хотелось узнать, што за нечисть тут орудует!</text:p>
      <text:p text:style-name="P54"><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text:soft-page-break/>…</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4"><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Я насторожился, услышав знакомое заклинание.</text:p>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text:soft-page-break/>Я поднял руку, прося слово. Пони обернулись на меня и затихли.</text:p>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text:p>
      <text:p text:style-name="P54"><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text:span text:style-name="T11">–</text:span> Мне очень жаль, Ваше Высочество, но Селестия назначила Анонимуса МОИМ начальником, и этот приказ НИКТО не отменял! Он МОЙ!</text:p>
      <text:p text:style-name="P54">В голосе лавандовой единорожки звучал металл. Мы опять полетели к Твайлайт.</text:p>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text:soft-page-break/>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1">– О</text:span>хренеть! <text:span text:style-name="T11">– </text:span>чертыхнулся Спайк. <text:span text:style-name="T11">– </text:span><text:s/>Твай, она создаёт сферу стихий!</text:p>
      <text:p text:style-name="P54"><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Я вылез из-под шкафа и попрыгал на одной ноге в центр зала.</text:p>
      <text:p text:style-name="P54"><text:soft-page-break/><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заучки.</text:p>
      <text:p text:style-name="P54"><text:soft-page-break/><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oft-page-break/><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4"><text:soft-page-break/>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text:soft-page-break/>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с его помощью?</text:p>
      <text:p text:style-name="P54">Аликорница смутилась.</text:p>
      <text:p text:style-name="P54"><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Я присмотрелся к ночной принцессе с подозрением. Что она знает о нас с Селестией?</text:p>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55" text:outline-level="2"><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oft-page-break/><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Он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39">…</text:p>
      <text:p text:style-name="P39"/>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Я мило улыбнулся ей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4">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4"><text:soft-page-break/>–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0">***</text:p>
      <text:p text:style-name="P39"/>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4"/>
      <text:p text:style-name="P64"><text:soft-page-break/>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3"/>
      <text:p text:style-name="P54">«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4">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4">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с приторной любезностью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39"/>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4">Перепрыгивая через две ступеньки я достиг вершины башни.</text:p>
      <text:p text:style-name="P54">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text:soft-page-break/>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text:soft-page-break/>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4">Штурвал заклинило. Бля!!!</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Замок.</text:p>
      <text:p text:style-name="P54">Проклятье, что с замком?!</text:p>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text:soft-page-break/>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text:soft-page-break/>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БЛЯ!!!</text:p>
      <text:p text:style-name="P54">Какая тупица закрыла двери?</text:p>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text:soft-page-break/></text:p>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5"/>
      <text:p text:style-name="P54">Скалу ощутимо тряхнуло. Грибной суп выплеснулся из супницы на стол.</text:p>
      <text:p text:style-name="P54">– Конски яблоки! Четвёртый день уж волокут. Могли бы и научиться наконец-то. – проворчала Эпплджек с набитым ртом.</text:p>
      <text:p text:style-name="P54">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на окраине, у железной дороги.</text:p>
      <text:p text:style-name="P54">– Эй-Джей, гляди, твоя ферма! Я даже Биг Мака вижу. – Дэш указала на ряды деревьев на окраине городка.</text:p>
      <text:p text:style-name="P54">– Агась, она, родимая! – кивнула фермерша. – А это значит, скоро приедем.</text:p>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4">– Итак, через день мы достигнем цели.</text:p>
      <text:p text:style-name="P54">Надеюсь, все помнят план действий. Мы высаживаемся группой у входа и…</text:p>
      <text:p text:style-name="P54"><text:soft-page-break/>– Эмм… Прячемся?</text:p>
      <text:p text:style-name="P54">– Дерёмся с пландерсидами?</text:p>
      <text:p text:style-name="P54">– Создаём магический щит?</text:p>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Я продемонстрировал ночной принцессе шкатулку с беспорядочно мечущейся стрелкой.</text:p>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Дэш подняла копыто.</text:p>
      <text:p text:style-name="P54">– Если я правильно врубилась, нам надо навести шороху в болоте при посадке? Чтоб ничего не дёргалось? Это для меня — фигня! Было б о чём говорить.</text:p>
      <text:p text:style-name="P54">Все, включая меня, вытаращились на пегаску с великим удивлением. Дискорд покрутил когтем у виска.</text:p>
      <text:p text:style-name="P54">– Я могу влупить по болоту радужным ударом. – объяснила пегаска. – Ручаюсь, после этого пландерсидам будет не до нас.</text:p>
      <text:p text:style-name="P54">Твайлайт внезапно закивала головой и зашептала на ухо Луне. Аликорница задумалась.</text:p>
      <text:p text:style-name="P54"><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4">Луна с шумом захлопнула справочник.</text:p>
      <text:p text:style-name="P54">–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4">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Анон?</text:p>
      <text:p text:style-name="P54">– Да?</text:p>
      <text:p text:style-name="P54"><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Розовая пони уселась на круп, копыта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text:soft-page-break/>– Тебе не стоит печалиться, человек. Твайлайт Спаркл права: дружба — не та вещь, которую можно взвешивать на весах.</text:p>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text:soft-page-break/>–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text:soft-page-break/>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text:soft-page-break/>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text:s/>Вырвав у меня очки из рук, пегаска развернулась на одном копыте и улетела. Я покачал головой.</text:p>
      <text:p text:style-name="P54"/>
      <text:h text:style-name="Heading_20_2" text:outline-level="2"><text:soft-page-break/>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4">Предупреждая зарождающуюся панику, аликорница подняла копыто.</text:p>
      <text:p text:style-name="P54">–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4">Аликорница подошла к нам и замерла в ожидании. Тяжёлое чувство накрыло меня.</text:p>
      <text:p text:style-name="P54">– Вижу! – наконец, нарушила молчание Пинки. Она оторвалась от подзорной трубы и указала вдаль.</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Я снова пригнулся к подзорной трубе и начал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дери, как???</text:p>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6">Манипула <text:span text:style-name="T51">– военное подразделение в 200 солдат</text:span></text:p></text:note-body></text:note> пегасов дворцовой стражи и звено Вондерболтов.</text:p>
      <text:p text:style-name="P54"><text:soft-page-break/></text:p>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одновременно.</text:p>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Рэйнбоу Дэш, твой выход. – обратилась к пегаске Луна. – А также Наш. И да пребудет с нами удача!</text:p>
      <text:p text:style-name="P54">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4">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Луна, убедившись, что с пегаской всё в порядке, подошла ко мне, подволакивая ногу.</text:p>
      <text:p text:style-name="P54">–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7">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0">~~~~~</text:p>
      <text:p text:style-name="P40"/>
      <text:p text:style-name="P54"><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Что за..? О НЕБО!!!</text:p>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4">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4">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4">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4">Рэйнбоу Дэш что-то шепчет на ухо аликорнице, та кивает ей в согласии. Пегаска стрелой взмывает с колесницы.</text:p>
      <text:p text:style-name="P54">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Захваченный «Громовержец» проплывает мимо нас, увлекаемый кракеном в бездну.</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Берегись!!!</text:p>
      <text:p text:style-name="P54">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4"/>
      <text:p text:style-name="P40">~~~~~</text:p>
      <text:p text:style-name="P40"/>
      <text:p text:style-name="P54">…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круг меня осыпавшиеся замшелые стены без крыши и… Дэш.</text:p>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span text:style-name="T61">А ч</text:span>то случилось с кракеном?</text:p>
      <text:p text:style-name="P54">–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Пегаска чешет копытом в затылке.</text:p>
      <text:p text:style-name="P54">– Могу, конечно. Но пока я сюда спускалась, меня трижды чуть не сбили.</text:p>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Прекрасно! Просто прекрасно!</text:p>
      <text:p text:style-name="P54">Я спускаюсь вниз, сажусь на обломок стены и обхватываю голову руками.</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Анон… – касается крылом моего плеча Дэш. – Не время груст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4">–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Мы спускаемся в темноту древнего хода. Триста метров. Каких-то грёбанных триста метров!</text:p>
      <text:p text:style-name="P54"/>
      <text:p text:style-name="P54">…</text:p>
      <text:p text:style-name="P54"/>
      <text:p text:style-name="P54">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4">Там лишь тающая в темноте радуга.</text:p>
      <text:p text:style-name="P48"/>
      <text:h text:style-name="Heading_20_2" text:outline-level="2">2<text:span text:style-name="T1">6</text:span>. <text:span text:style-name="T1">Терра</text:span></text:h>
      <text:h text:style-name="P156"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кое-что осталось. – пробурчал он.</text:p>
      <text:p text:style-name="P58">– Ну так и зачем её тратить на ерунду? – возразил я.</text:p>
      <text:p text:style-name="P58">–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9">***</text:p>
      <text:p text:style-name="P58"/>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text:soft-page-break/>Понедельник</text:h>
      <text:p text:style-name="P54"/>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text:soft-page-break/>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soft-page-break/>…</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4">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text:soft-page-break/>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text:soft-page-break/>–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4" text:outline-level="2">2<text:span text:style-name="T1">9</text:span>. Отбытие</text:h>
      <text:p text:style-name="P117"/>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soft-page-break/>…</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text:soft-page-break/>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text:soft-page-break/>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text:soft-page-break/>–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text:soft-page-break/></text:p>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text:soft-page-break/>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text:soft-page-break/>–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text:soft-page-break/>–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text:soft-page-break/>–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6">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text:soft-page-break/>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text:soft-page-break/></text:p>
      <text:p text:style-name="P102">Я всё ещё помню…</text:p>
      <text:p text:style-name="P54"/>
      <text:h text:style-name="Heading_20_2" text:outline-level="2">Эпилог. Земля</text:h>
      <text:p text:style-name="P115"/>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text:soft-page-break/>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19T19:18:54.221142244</dc:date>
    <meta:editing-duration>P157DT23H13M16S</meta:editing-duration>
    <meta:editing-cycles>10015</meta:editing-cycles>
    <meta:generator>LibreOffice/5.1.6.2$Linux_X86_64 LibreOffice_project/10m0$Build-2</meta:generator>
    <meta:printed-by>макс </meta:printed-by>
    <meta:print-date>2017-08-23T21:51:29.95</meta:print-date>
    <meta:document-statistic meta:table-count="0" meta:image-count="0" meta:object-count="0" meta:page-count="260" meta:paragraph-count="4925" meta:word-count="103646" meta:character-count="686960" meta:non-whitespace-character-count="583641"/>
  </office:meta>
</office:document-meta>
</file>